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26in"/>
    </style:style>
    <style:style style:name="co2" style:family="table-column">
      <style:table-column-properties fo:break-before="auto" style:column-width="4.8354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3.9673in"/>
    </style:style>
    <style:style style:name="co5" style:family="table-column">
      <style:table-column-properties fo:break-before="auto" style:column-width="3.89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60d"/>
      <style:text-properties fo:color="#ffffff" style:font-name="Bahnschrift Semi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Process Description:</text:p>
          </table:table-cell>
          <table:table-cell table:style-name="ce3" office:value-type="string">
            <text:p>This is an automation that will Login to a TrakTV user account and have them select a Trakt TV list and filter criteria.It will then collect the entries of that section and place them in a Data table. From there User selects the organization and an optional ranking for entry. It then generates an excel file in that order 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Module 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e-Condition</text:p>
          </table:table-cell>
          <table:table-cell table:style-name="ce2" office:value-type="string">
            <text:p>Post-action</text:p>
          </table:table-cell>
          <table:table-cell table:style-name="ce2" office:value-type="string">
            <text:p>Arguments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tate</text:p>
          </table:table-cell>
        </table:table-row>
        <table:table-row table:style-name="ro2">
          <table:table-cell office:value-type="string">
            <text:p>PromptRanking</text:p>
          </table:table-cell>
          <table:table-cell office:value-type="string">
            <text:p>Prompts User to setup Ranking</text:p>
          </table:table-cell>
          <table:table-cell office:value-type="string">
            <text:p>has Selected films</text:p>
          </table:table-cell>
          <table:table-cell/>
          <table:table-cell office:value-type="string">
            <text:p>io_dt_SelectedFilms</text:p>
          </table:table-cell>
          <table:table-cell table:number-columns-repeated="2"/>
        </table:table-row>
        <table:table-row table:style-name="ro2">
          <table:table-cell office:value-type="string">
            <text:p>Write Ranking to Excel File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7">01/07/2023</text:date>, <text:time>15:3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7T15:30:07.59</dc:date>
    <meta:editing-duration>PT1H49M39S</meta:editing-duration>
    <meta:editing-cycles>5</meta:editing-cycles>
    <meta:generator>OpenOffice/4.1.13$Win32 OpenOffice.org_project/4113m1$Build-9810</meta:generator>
    <dc:creator>Dennali Grissom</dc:creator>
    <meta:document-statistic meta:table-count="1" meta:cell-count="14" meta:object-count="0"/>
  </office:meta>
</office:document-meta>
</file>